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290000000B42E5698B784C29FC.png" manifest:media-type="image/png"/>
  <manifest:file-entry manifest:full-path="Pictures/100017980000043D00000119CD99550E6F7DE087.svg" manifest:media-type="image/svg+xml"/>
  <manifest:file-entry manifest:full-path="Pictures/100012730000041C000001503205D35839F80ABC.svg" manifest:media-type="image/svg+xml"/>
  <manifest:file-entry manifest:full-path="Pictures/100002010000002D0000000E4B48E5C780D9377F.png" manifest:media-type="image/png"/>
  <manifest:file-entry manifest:full-path="Pictures/100002010000009E000000279C7A9377243E16CC.png" manifest:media-type="image/png"/>
  <manifest:file-entry manifest:full-path="Pictures/100002010000001C0000000C5FEC731EF1612495.png" manifest:media-type="image/png"/>
  <manifest:file-entry manifest:full-path="Pictures/10000201000000AD000000150C5196A66D54F6EC.png" manifest:media-type="image/png"/>
  <manifest:file-entry manifest:full-path="Pictures/1000020100000009000000090C0691F8B2752CBA.png" manifest:media-type="image/png"/>
  <manifest:file-entry manifest:full-path="Pictures/10008EDA000011ED0000023223C4C68A15931532.svg" manifest:media-type="image/svg+xml"/>
  <manifest:file-entry manifest:full-path="Pictures/100002010000006F0000001E4274DADA0D7D97FD.png" manifest:media-type="image/png"/>
  <manifest:file-entry manifest:full-path="Pictures/10000824000000F7000000EED62AAC46A7B2B60B.svg" manifest:media-type="image/svg+xml"/>
  <manifest:file-entry manifest:full-path="Pictures/100002010000000800000006F508AD25DCAB5B97.png" manifest:media-type="image/png"/>
  <manifest:file-entry manifest:full-path="Pictures/10000201000000280000000D0199816A647564B6.png" manifest:media-type="image/png"/>
  <manifest:file-entry manifest:full-path="Pictures/10004CFC00000B700000031C69DA1FA990C2EE4E.svg" manifest:media-type="image/svg+xml"/>
  <manifest:file-entry manifest:full-path="Pictures/1000058F000000CE0000009C40E27CB478D2110B.svg" manifest:media-type="image/svg+xml"/>
  <manifest:file-entry manifest:full-path="Pictures/100002010000000E0000000BDC68F15EDAA3062B.png" manifest:media-type="image/png"/>
  <manifest:file-entry manifest:full-path="Pictures/10000B1B0000017900000127E633B3A66EAEBF07.svg" manifest:media-type="image/svg+xml"/>
  <manifest:file-entry manifest:full-path="Pictures/100002010000002700000007AC7F26E4512DB803.png" manifest:media-type="image/png"/>
  <manifest:file-entry manifest:full-path="Pictures/10001F81000004A40000017A96EC1B7F1C11065C.svg" manifest:media-type="image/svg+xml"/>
  <manifest:file-entry manifest:full-path="Pictures/10007A410000105200000400C864DD46B35F118B.svg" manifest:media-type="image/svg+xml"/>
  <manifest:file-entry manifest:full-path="Pictures/100017D40000040C000000B0F22063916993C176.svg" manifest:media-type="image/svg+xml"/>
  <manifest:file-entry manifest:full-path="Pictures/100012DA000002DA000001490F3B1D85D8F0DA2E.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Times New Roman" svg:font-family="'Times New Roman', 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906b03" officeooo:paragraph-rsid="00906b03"/>
    </style:style>
    <style:style style:name="P2" style:family="paragraph" style:parent-style-name="Header">
      <style:paragraph-properties fo:text-align="start" style:justify-single-word="false"/>
      <style:text-properties fo:language="en" fo:country="US" officeooo:paragraph-rsid="00922f50"/>
    </style:style>
    <style:style style:name="P3" style:family="paragraph" style:parent-style-name="Header">
      <style:paragraph-properties fo:text-align="start" style:justify-single-word="false"/>
      <style:text-properties fo:language="en" fo:country="US" officeooo:paragraph-rsid="0099944c"/>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officeooo:paragraph-rsid="00a640d8"/>
    </style:style>
    <style:style style:name="P7" style:family="paragraph" style:parent-style-name="Title_20_page">
      <style:text-properties fo:language="en" fo:country="US"/>
    </style:style>
    <style:style style:name="P8" style:family="paragraph" style:parent-style-name="Title_20_page">
      <style:text-properties fo:language="en" fo:country="US" officeooo:rsid="009ef426" officeooo:paragraph-rsid="009ef426"/>
    </style:style>
    <style:style style:name="P9" style:family="paragraph" style:parent-style-name="Bibliography_20_1">
      <style:paragraph-properties>
        <style:tab-stops/>
      </style:paragraph-properties>
      <style:text-properties fo:language="en" fo:country="US" officeooo:rsid="00af9816" officeooo:paragraph-rsid="00af9816"/>
    </style:style>
    <style:style style:name="P10" style:family="paragraph" style:parent-style-name="Bibliography_20_1">
      <style:paragraph-properties>
        <style:tab-stops/>
      </style:paragraph-properties>
      <style:text-properties fo:language="en" fo:country="US" fo:font-style="normal" fo:font-weight="normal" officeooo:rsid="00a913e3" officeooo:paragraph-rsid="00af9816" style:font-style-asian="normal" style:font-weight-asian="normal" style:font-style-complex="normal" style:font-weight-complex="normal"/>
    </style:style>
    <style:style style:name="P11" style:family="paragraph" style:parent-style-name="Abstract_2c__20_Body_2c__20__26__20_References_20_Header">
      <style:paragraph-properties fo:break-before="page"/>
    </style:style>
    <style:style style:name="P12" style:family="paragraph" style:parent-style-name="Title_20_page">
      <style:text-properties fo:language="en" fo:country="US" officeooo:rsid="00b4384b" officeooo:paragraph-rsid="00b4384b" style:font-size-asian="10.5pt"/>
    </style:style>
    <style:style style:name="P13" style:family="paragraph" style:parent-style-name="Title_20_page">
      <style:text-properties fo:language="en" fo:country="US" officeooo:rsid="009ef426" officeooo:paragraph-rsid="009ef426"/>
    </style:style>
    <style:style style:name="P14" style:family="paragraph" style:parent-style-name="Abstract_20_Paragraph">
      <style:text-properties fo:language="en" fo:country="US" officeooo:rsid="00a4d65e" officeooo:paragraph-rsid="00b4384b" style:font-size-asian="10.5pt"/>
    </style:style>
    <style:style style:name="P15" style:family="paragraph" style:parent-style-name="Bibliography_20_1">
      <style:paragraph-properties>
        <style:tab-stops/>
      </style:paragraph-properties>
      <style:text-properties fo:language="en" fo:country="US" officeooo:paragraph-rsid="00af9816"/>
    </style:style>
    <style:style style:name="P16" style:family="paragraph" style:parent-style-name="Bibliography_20_1">
      <style:paragraph-properties>
        <style:tab-stops/>
      </style:paragraph-properties>
      <style:text-properties fo:language="en" fo:country="US" officeooo:rsid="00bf5698" officeooo:paragraph-rsid="00bf5698"/>
    </style:style>
    <style:style style:name="P17" style:family="paragraph" style:parent-style-name="Bibliography_20_1">
      <style:paragraph-properties>
        <style:tab-stops/>
      </style:paragraph-properties>
      <style:text-properties fo:language="en" fo:country="US" fo:font-style="normal" fo:font-weight="normal" officeooo:rsid="00a913e3" officeooo:paragraph-rsid="00cd6f03" style:font-size-asian="12pt" style:font-style-asian="normal" style:font-weight-asian="normal" style:font-name-complex="Mangal1" style:font-style-complex="normal" style:font-weight-complex="normal"/>
    </style:style>
    <style:style style:name="P18" style:family="paragraph" style:parent-style-name="Bibliography_20_1">
      <style:paragraph-properties>
        <style:tab-stops/>
      </style:paragraph-properties>
      <style:text-properties fo:language="en" fo:country="US" fo:font-style="normal" fo:font-weight="normal" officeooo:rsid="00a913e3" officeooo:paragraph-rsid="00d069ef" style:font-size-asian="12pt" style:font-style-asian="normal" style:font-weight-asian="normal" style:font-name-complex="Mangal1" style:font-style-complex="normal" style:font-weight-complex="normal"/>
    </style:style>
    <style:style style:name="P19" style:family="paragraph" style:parent-style-name="Bibliography_20_1">
      <style:paragraph-properties>
        <style:tab-stops/>
      </style:paragraph-properties>
      <style:text-properties officeooo:paragraph-rsid="00af9816"/>
    </style:style>
    <style:style style:name="P20" style:family="paragraph" style:parent-style-name="Header">
      <style:paragraph-properties fo:text-align="end" style:justify-single-word="false"/>
      <style:text-properties fo:language="en" fo:country="US" officeooo:rsid="00906b03" officeooo:paragraph-rsid="00941a6f"/>
    </style:style>
    <style:style style:name="P21" style:family="paragraph" style:parent-style-name="Heading_20_1">
      <style:text-properties style:font-name="Liberation Serif1" fo:font-size="12pt" fo:language="en" fo:country="US" fo:font-weight="bold" officeooo:rsid="009ef426" officeooo:paragraph-rsid="00b4384b" style:font-name-asian="Microsoft YaHei" style:font-size-asian="14pt" style:font-name-complex="Mangal" style:font-size-complex="14pt"/>
    </style:style>
    <style:style style:name="P22" style:family="paragraph" style:parent-style-name="Heading_20_2">
      <style:text-properties fo:text-transform="capitalize" style:font-name="Liberation Serif1" fo:font-size="12pt" fo:language="en" fo:country="US" fo:font-weight="bold" officeooo:rsid="00b4384b" officeooo:paragraph-rsid="00b4384b" style:font-name-asian="Microsoft YaHei" style:font-size-asian="16.1000003814697pt" style:font-weight-asian="bold" style:font-name-complex="Mangal" style:font-size-complex="16.1000003814697pt" style:font-weight-complex="bold"/>
    </style:style>
    <style:style style:name="P23" style:family="paragraph" style:parent-style-name="Preformatted_20_Text">
      <style:paragraph-properties fo:text-align="center" style:justify-single-word="false"/>
    </style:style>
    <style:style style:name="P24" style:family="paragraph" style:parent-style-name="Preformatted_20_Text">
      <style:paragraph-properties fo:margin-top="0in" fo:margin-bottom="0.1965in" loext:contextual-spacing="false" fo:text-align="center" style:justify-single-word="false"/>
    </style:style>
    <style:style style:name="P25" style:family="paragraph" style:parent-style-name="Preformatted_20_Text">
      <style:paragraph-properties fo:margin-top="0in" fo:margin-bottom="0.1965in" loext:contextual-spacing="false" fo:text-align="start" style:justify-single-word="false"/>
    </style:style>
    <style:style style:name="P26" style:family="paragraph" style:parent-style-name="Preformatted_20_Text">
      <style:paragraph-properties fo:margin-top="0in" fo:margin-bottom="0.1965in" loext:contextual-spacing="false" fo:text-align="start" style:justify-single-word="false"/>
      <style:text-properties officeooo:paragraph-rsid="00d751b2"/>
    </style:style>
    <style:style style:name="P27" style:family="paragraph" style:parent-style-name="Preformatted_20_Text">
      <style:paragraph-properties fo:margin-left="0in" fo:margin-right="0in" fo:text-align="center" style:justify-single-word="false" fo:text-indent="0in" style:auto-text-indent="false"/>
      <style:text-properties officeooo:paragraph-rsid="00c23231"/>
    </style:style>
    <style:style style:name="P28" style:family="paragraph" style:parent-style-name="Preformatted_20_Text">
      <style:paragraph-properties fo:margin-left="0in" fo:margin-right="0in" fo:text-align="center" style:justify-single-word="false" fo:text-indent="0in" style:auto-text-indent="false"/>
      <style:text-properties officeooo:paragraph-rsid="00c4038c"/>
    </style:style>
    <style:style style:name="P29" style:family="paragraph" style:parent-style-name="Standard">
      <style:text-properties officeooo:rsid="00b4384b" officeooo:paragraph-rsid="00b4384b"/>
    </style:style>
    <style:style style:name="P30" style:family="paragraph" style:parent-style-name="Text_20_body">
      <style:text-properties officeooo:paragraph-rsid="00a7a417"/>
    </style:style>
    <style:style style:name="P31" style:family="paragraph" style:parent-style-name="Text_20_body">
      <style:text-properties officeooo:rsid="00b5e16e" officeooo:paragraph-rsid="00b5e16e"/>
    </style:style>
    <style:style style:name="P32" style:family="paragraph" style:parent-style-name="Text_20_body">
      <style:text-properties officeooo:paragraph-rsid="00b5e16e"/>
    </style:style>
    <style:style style:name="P33" style:family="paragraph" style:parent-style-name="Text_20_body">
      <style:text-properties fo:font-weight="bold" officeooo:rsid="00b5e16e" officeooo:paragraph-rsid="00b5e16e" style:font-weight-asian="bold" style:font-weight-complex="bold"/>
    </style:style>
    <style:style style:name="P34" style:family="paragraph" style:parent-style-name="Text_20_body">
      <style:text-properties fo:font-weight="bold" officeooo:rsid="00b5e16e" officeooo:paragraph-rsid="00bc900d" style:font-weight-asian="bold" style:font-weight-complex="bold"/>
    </style:style>
    <style:style style:name="P35" style:family="paragraph" style:parent-style-name="Text_20_body">
      <style:paragraph-properties fo:text-align="center" style:justify-single-word="false"/>
      <style:text-properties fo:font-weight="bold" officeooo:rsid="00c23231" officeooo:paragraph-rsid="00c23231" style:font-weight-asian="bold" style:font-weight-complex="bold"/>
    </style:style>
    <style:style style:name="P36" style:family="paragraph" style:parent-style-name="Text_20_body">
      <style:text-properties fo:font-weight="bold" officeooo:rsid="00cc1fde" officeooo:paragraph-rsid="00cc1fde" style:font-weight-asian="bold" style:font-weight-complex="bold"/>
    </style:style>
    <style:style style:name="P37" style:family="paragraph" style:parent-style-name="Text_20_body">
      <style:text-properties officeooo:rsid="00c4038c" officeooo:paragraph-rsid="00c4038c"/>
    </style:style>
    <style:style style:name="P38" style:family="paragraph" style:parent-style-name="Text_20_body">
      <style:paragraph-properties fo:margin-left="0in" fo:margin-right="0in" fo:text-indent="0in" style:auto-text-indent="false"/>
      <style:text-properties officeooo:rsid="00b5e16e" officeooo:paragraph-rsid="00b5e16e"/>
    </style:style>
    <style:style style:name="P39" style:family="paragraph" style:parent-style-name="Text_20_body">
      <style:paragraph-properties fo:margin-left="0in" fo:margin-right="0in" fo:text-indent="0in" style:auto-text-indent="false"/>
      <style:text-properties fo:font-weight="bold" officeooo:rsid="00b5e16e" officeooo:paragraph-rsid="00b5e16e" style:font-weight-asian="bold" style:font-weight-complex="bold"/>
    </style:style>
    <style:style style:name="P40" style:family="paragraph" style:parent-style-name="Text_20_body">
      <style:paragraph-properties fo:margin-left="0in" fo:margin-right="0in" fo:text-indent="0in" style:auto-text-indent="false">
        <style:tab-stops>
          <style:tab-stop style:position="3.1339in" style:type="center"/>
          <style:tab-stop style:position="6.2681in" style:type="right"/>
        </style:tab-stops>
      </style:paragraph-properties>
      <style:text-properties fo:font-weight="bold" officeooo:rsid="00b5e16e" officeooo:paragraph-rsid="00bb79c7" style:font-weight-asian="bold" style:font-weight-complex="bold"/>
    </style:style>
    <style:style style:name="P41" style:family="paragraph" style:parent-style-name="Text_20_body">
      <style:paragraph-properties fo:margin-left="0in" fo:margin-right="0in" fo:text-indent="0in" style:auto-text-indent="false" style:vertical-align="middle">
        <style:tab-stops>
          <style:tab-stop style:position="3.1339in" style:type="center"/>
          <style:tab-stop style:position="6.2681in" style:type="right"/>
        </style:tab-stops>
      </style:paragraph-properties>
      <style:text-properties fo:font-weight="bold" officeooo:rsid="00bb79c7" officeooo:paragraph-rsid="00bb79c7" style:font-weight-asian="bold" style:font-weight-complex="bold"/>
    </style:style>
    <style:style style:name="P42" style:family="paragraph" style:parent-style-name="Text_20_body">
      <style:paragraph-properties fo:margin-left="0in" fo:margin-right="0in" fo:text-align="start" style:justify-single-word="false" fo:text-indent="0in" style:auto-text-indent="false"/>
      <style:text-properties fo:font-weight="bold" officeooo:rsid="00c23231" officeooo:paragraph-rsid="00d27d1a" style:font-weight-asian="bold" style:font-weight-complex="bold"/>
    </style:style>
    <style:style style:name="P43" style:family="paragraph" style:parent-style-name="Text_20_body">
      <style:paragraph-properties fo:margin-left="0in" fo:margin-right="0in" fo:text-align="start" style:justify-single-word="false" fo:text-indent="0in" style:auto-text-indent="false"/>
      <style:text-properties fo:font-weight="bold" officeooo:rsid="00c4038c" officeooo:paragraph-rsid="00c4038c" style:font-weight-asian="bold" style:font-weight-complex="bold"/>
    </style:style>
    <style:style style:name="P44" style:family="paragraph" style:parent-style-name="Text_20_body">
      <style:paragraph-properties fo:margin-left="0in" fo:margin-right="0in" fo:text-indent="0in" style:auto-text-indent="false"/>
      <style:text-properties officeooo:paragraph-rsid="00b79742"/>
    </style:style>
    <style:style style:name="P45" style:family="paragraph" style:parent-style-name="Text_20_body">
      <style:paragraph-properties fo:margin-left="0in" fo:margin-right="0in" fo:text-indent="0in" style:auto-text-indent="false"/>
      <style:text-properties officeooo:paragraph-rsid="00bae855"/>
    </style:style>
    <style:style style:name="P46" style:family="paragraph" style:parent-style-name="Text_20_body">
      <style:paragraph-properties fo:margin-left="0in" fo:margin-right="0in" fo:text-indent="0in" style:auto-text-indent="false" style:vertical-align="middle">
        <style:tab-stops>
          <style:tab-stop style:position="3.1339in" style:type="center"/>
          <style:tab-stop style:position="6.2681in" style:type="right"/>
        </style:tab-stops>
      </style:paragraph-properties>
      <style:text-properties officeooo:rsid="00bae855" officeooo:paragraph-rsid="00bae855"/>
    </style:style>
    <style:style style:name="P47" style:family="paragraph" style:parent-style-name="Text_20_body">
      <style:paragraph-properties fo:margin-left="0in" fo:margin-right="0in" fo:text-align="start" style:justify-single-word="false" fo:text-indent="0in" style:auto-text-indent="false"/>
      <style:text-properties officeooo:paragraph-rsid="00c23231"/>
    </style:style>
    <style:style style:name="P48" style:family="paragraph" style:parent-style-name="Text_20_body">
      <style:paragraph-properties fo:margin-left="0in" fo:margin-right="0in" fo:text-align="start" style:justify-single-word="false" fo:text-indent="0in" style:auto-text-indent="false"/>
      <style:text-properties officeooo:paragraph-rsid="00d27d1a"/>
    </style:style>
    <style:style style:name="P4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af9816"/>
    </style:style>
    <style:style style:name="T2" style:family="text">
      <style:text-properties officeooo:rsid="00946385"/>
    </style:style>
    <style:style style:name="T3" style:family="text">
      <style:text-properties officeooo:rsid="00998e28"/>
    </style:style>
    <style:style style:name="T4" style:family="text">
      <style:text-properties fo:language="en" fo:country="US"/>
    </style:style>
    <style:style style:name="T5" style:family="text">
      <style:text-properties fo:language="en" fo:country="US" officeooo:rsid="009ef426"/>
    </style:style>
    <style:style style:name="T6" style:family="text">
      <style:text-properties fo:language="en" fo:country="US" officeooo:rsid="00b4384b"/>
    </style:style>
    <style:style style:name="T7" style:family="text">
      <style:text-properties fo:language="en" fo:country="US" officeooo:rsid="00b4384b" style:font-size-asian="10.5pt"/>
    </style:style>
    <style:style style:name="T8" style:family="text">
      <style:text-properties fo:language="en" fo:country="US" officeooo:rsid="00b48311" style:font-size-asian="10.5pt"/>
    </style:style>
    <style:style style:name="T9" style:family="text">
      <style:text-properties fo:language="en" fo:country="US" officeooo:rsid="00b5e16e" style:font-size-asian="10.5pt"/>
    </style:style>
    <style:style style:name="T10" style:family="text">
      <style:text-properties fo:language="en" fo:country="US" fo:font-style="normal" fo:font-weight="normal" officeooo:rsid="00c1154c" style:font-style-asian="normal" style:font-weight-asian="normal" style:font-style-complex="normal" style:font-weight-complex="normal"/>
    </style:style>
    <style:style style:name="T11" style:family="text">
      <style:text-properties fo:language="en" fo:country="US" fo:font-style="normal" fo:font-weight="normal" officeooo:rsid="00a913e3" style:font-style-asian="normal" style:font-weight-asian="normal" style:font-style-complex="normal" style:font-weight-complex="normal"/>
    </style:style>
    <style:style style:name="T12" style:family="text">
      <style:text-properties fo:language="en" fo:country="US" fo:font-style="normal" fo:font-weight="normal" officeooo:rsid="00a913e3" style:font-size-asian="12pt" style:font-style-asian="normal" style:font-weight-asian="normal" style:font-name-complex="Mangal1" style:font-style-complex="normal" style:font-weight-complex="normal"/>
    </style:style>
    <style:style style:name="T13" style:family="text">
      <style:text-properties fo:language="en" fo:country="US" fo:font-style="normal" fo:font-weight="normal" officeooo:rsid="00c1154c" style:font-size-asian="12pt" style:font-style-asian="normal" style:font-weight-asian="normal" style:font-name-complex="Mangal1" style:font-style-complex="normal" style:font-weight-complex="normal"/>
    </style:style>
    <style:style style:name="T14" style:family="text">
      <style:text-properties fo:language="en" fo:country="US" fo:font-style="italic" fo:font-weight="normal" officeooo:rsid="00a913e3" style:font-size-asian="12pt" style:font-style-asian="italic" style:font-weight-asian="normal" style:font-name-complex="Mangal1" style:font-style-complex="italic" style:font-weight-complex="normal"/>
    </style:style>
    <style:style style:name="T15" style:family="text">
      <style:text-properties fo:language="en" fo:country="US" fo:font-style="italic" fo:font-weight="normal" officeooo:rsid="00c1154c" style:font-size-asian="12pt" style:font-style-asian="italic" style:font-weight-asian="normal" style:font-name-complex="Mangal1"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b5e16e" style:font-weight-asian="bold" style:font-weight-complex="bold"/>
    </style:style>
    <style:style style:name="T18" style:family="text">
      <style:text-properties fo:font-weight="bold" officeooo:rsid="00b5e16e" style:font-size-asian="10.5pt" style:font-weight-asian="bold"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a913e3" style:font-style-asian="normal" style:font-weight-asian="normal" style:font-style-complex="normal" style:font-weight-complex="normal"/>
    </style:style>
    <style:style style:name="T21" style:family="text">
      <style:text-properties fo:font-style="normal" fo:font-weight="normal" officeooo:rsid="00bb79c7" style:font-style-asian="normal" style:font-weight-asian="normal" style:font-style-complex="normal" style:font-weight-complex="normal"/>
    </style:style>
    <style:style style:name="T22" style:family="text">
      <style:text-properties fo:font-style="normal" fo:font-weight="normal" officeooo:rsid="00c4038c" style:font-style-asian="normal" style:font-weight-asian="normal" style:font-style-complex="normal" style:font-weight-complex="normal"/>
    </style:style>
    <style:style style:name="T23" style:family="text">
      <style:text-properties fo:font-style="normal" fo:font-weight="normal" officeooo:rsid="00d1f302" style:font-style-asian="normal" style:font-weight-asian="normal" style:font-style-complex="normal" style:font-weight-complex="normal"/>
    </style:style>
    <style:style style:name="T24" style:family="text">
      <style:text-properties fo:font-style="normal" fo:font-weight="normal" officeooo:rsid="00d27d1a" style:font-style-asian="normal" style:font-weight-asian="normal" style:font-style-complex="normal" style:font-weight-complex="normal"/>
    </style:style>
    <style:style style:name="T25" style:family="text">
      <style:text-properties fo:font-style="normal" fo:font-weight="normal" officeooo:rsid="00c23231" style:font-style-asian="normal" style:font-weight-asian="normal" style:font-style-complex="normal" style:font-weight-complex="normal"/>
    </style:style>
    <style:style style:name="T26" style:family="text">
      <style:text-properties fo:font-style="normal" fo:font-weight="normal" officeooo:rsid="00d1f302" style:font-size-asian="10.5pt" style:font-style-asian="normal" style:font-weight-asian="normal" style:font-style-complex="normal" style:font-weight-complex="normal"/>
    </style:style>
    <style:style style:name="T27" style:family="text">
      <style:text-properties fo:font-style="normal" fo:font-weight="normal" officeooo:rsid="00c23231" style:font-size-asian="10.5pt"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a913e3" style:font-style-asian="normal" style:font-style-complex="normal"/>
    </style:style>
    <style:style style:name="T30" style:family="text">
      <style:text-properties fo:font-style="normal" style:text-underline-style="none" fo:font-weight="normal" officeooo:rsid="00b79742" style:font-size-asian="10.5pt" style:font-style-asian="normal" style:font-weight-asian="normal" style:font-style-complex="normal" style:font-weight-complex="normal"/>
    </style:style>
    <style:style style:name="T31" style:family="text">
      <style:text-properties fo:font-style="normal" fo:font-weight="bold" officeooo:rsid="00c23231" style:font-style-asian="normal" style:font-weight-asian="bold" style:font-style-complex="normal"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a913e3" style:font-style-asian="italic" style:font-weight-asian="normal" style:font-style-complex="italic" style:font-weight-complex="normal"/>
    </style:style>
    <style:style style:name="T34" style:family="text">
      <style:text-properties fo:font-style="italic" style:text-underline-style="none" fo:font-weight="normal" officeooo:rsid="00b79742" style:font-size-asian="10.5pt" style:font-style-asian="italic" style:font-weight-asian="normal" style:font-style-complex="italic" style:font-weight-complex="normal"/>
    </style:style>
    <style:style style:name="T35" style:family="text">
      <style:text-properties officeooo:rsid="00b4384b"/>
    </style:style>
    <style:style style:name="T36" style:family="text">
      <style:text-properties style:font-name="Liberation Serif2" fo:language="en" fo:country="US" officeooo:rsid="00b5e16e" style:font-size-asian="10.5pt"/>
    </style:style>
    <style:style style:name="T37" style:family="text">
      <style:text-properties style:font-name="Liberation Serif" fo:language="en" fo:country="US" style:font-size-asian="10.5pt"/>
    </style:style>
    <style:style style:name="T38" style:family="text">
      <style:text-properties style:font-name="Liberation Serif" fo:language="en" fo:country="US" officeooo:rsid="00b5e16e" style:font-size-asian="10.5pt"/>
    </style:style>
    <style:style style:name="T39" style:family="text">
      <style:text-properties style:font-name="Liberation Serif" fo:language="en" fo:country="US" officeooo:rsid="00b92a2a" style:font-size-asian="10.5pt"/>
    </style:style>
    <style:style style:name="T40" style:family="text">
      <style:text-properties style:font-name="Liberation Serif" fo:language="en" fo:country="US" officeooo:rsid="00d098da" style:font-size-asian="10.5pt"/>
    </style:style>
    <style:style style:name="T41" style:family="text">
      <style:text-properties style:font-name="Liberation Serif" fo:language="en" fo:country="US" officeooo:rsid="00d1f302" style:font-size-asian="10.5pt"/>
    </style:style>
    <style:style style:name="T42" style:family="text">
      <style:text-properties style:font-name="Liberation Serif" fo:language="en" fo:country="US" fo:font-weight="bold" style:font-size-asian="10.5pt"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b79742" style:font-weight-asian="normal" style:font-weight-complex="normal"/>
    </style:style>
    <style:style style:name="T45" style:family="text">
      <style:text-properties fo:font-weight="normal" officeooo:rsid="00b5e16e" style:font-weight-asian="normal" style:font-weight-complex="normal"/>
    </style:style>
    <style:style style:name="T46" style:family="text">
      <style:text-properties fo:font-weight="normal" officeooo:rsid="00bae855" style:font-weight-asian="normal" style:font-weight-complex="normal"/>
    </style:style>
    <style:style style:name="T47" style:family="text">
      <style:text-properties fo:font-weight="normal" officeooo:rsid="00bb79c7" style:font-weight-asian="normal" style:font-weight-complex="normal"/>
    </style:style>
    <style:style style:name="T48" style:family="text">
      <style:text-properties fo:font-weight="normal" officeooo:rsid="00bc900d" style:font-weight-asian="normal" style:font-weight-complex="normal"/>
    </style:style>
    <style:style style:name="T49" style:family="text">
      <style:text-properties fo:font-weight="normal" officeooo:rsid="00bd1b76" style:font-weight-asian="normal" style:font-weight-complex="normal"/>
    </style:style>
    <style:style style:name="T50" style:family="text">
      <style:text-properties fo:font-weight="normal" officeooo:rsid="00bd8cd7" style:font-weight-asian="normal" style:font-weight-complex="normal"/>
    </style:style>
    <style:style style:name="T51" style:family="text">
      <style:text-properties fo:font-weight="normal" officeooo:rsid="00a913e3" style:font-weight-asian="normal" style:font-weight-complex="normal"/>
    </style:style>
    <style:style style:name="T52" style:family="text">
      <style:text-properties fo:font-weight="normal" officeooo:rsid="00cb9f21" style:font-weight-asian="normal" style:font-weight-complex="normal"/>
    </style:style>
    <style:style style:name="T53" style:family="text">
      <style:text-properties fo:font-weight="normal" officeooo:rsid="00cc1fde" style:font-weight-asian="normal" style:font-weight-complex="normal"/>
    </style:style>
    <style:style style:name="T54" style:family="text">
      <style:text-properties fo:font-weight="normal" officeooo:rsid="00bae855" style:font-size-asian="10.5pt" style:font-weight-asian="normal" style:font-weight-complex="normal"/>
    </style:style>
    <style:style style:name="T55" style:family="text">
      <style:text-properties officeooo:rsid="00b92a2a"/>
    </style:style>
    <style:style style:name="T56" style:family="text">
      <style:text-properties style:font-name="Liberation Serif" fo:font-size="12pt" fo:font-style="normal" fo:font-weight="normal" officeooo:rsid="00c4038c" style:font-size-asian="10.5pt" style:font-style-asian="normal" style:font-weight-asian="normal" style:font-size-complex="12pt" style:font-style-complex="normal" style:font-weight-complex="normal"/>
    </style:style>
    <style:style style:name="T57" style:family="text">
      <style:text-properties style:font-name="Liberation Serif" fo:font-size="12pt" fo:font-style="normal" fo:font-weight="normal" officeooo:rsid="00c5f877" style:font-size-asian="10.5pt" style:font-style-asian="normal" style:font-weight-asian="normal" style:font-size-complex="12pt" style:font-style-complex="normal" style:font-weight-complex="normal"/>
    </style:style>
    <style:style style:name="T58" style:family="text">
      <style:text-properties style:font-name="Liberation Serif" fo:font-size="12pt" fo:font-style="normal" fo:font-weight="normal" officeooo:rsid="00c7f150" style:font-size-asian="10.5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normal" officeooo:rsid="00c9d595" style:font-size-asian="10.5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normal" officeooo:rsid="00d098da" style:font-size-asian="10.5pt" style:font-style-asian="normal" style:font-weight-asian="normal" style:font-size-complex="12pt" style:font-style-complex="normal" style:font-weight-complex="normal"/>
    </style:style>
    <style:style style:name="T61" style:family="text">
      <style:text-properties style:font-name="Liberation Serif" fo:font-size="12pt" fo:font-style="normal" fo:font-weight="normal" officeooo:rsid="00d5a6b8" style:font-size-asian="10.5pt" style:font-style-asian="normal" style:font-weight-asian="normal" style:font-size-complex="12pt" style:font-style-complex="normal" style:font-weight-complex="normal"/>
    </style:style>
    <style:style style:name="T62" style:family="text">
      <style:text-properties officeooo:rsid="00cb1175" style:font-size-asian="10.5pt"/>
    </style:style>
    <style:style style:name="T63" style:family="text">
      <style:text-properties officeooo:rsid="00cd6f03"/>
    </style:style>
    <style:style style:name="T64" style:family="text">
      <style:text-properties officeooo:rsid="00d069ef"/>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
      <text:p text:style-name="P5"/>
      <text:p text:style-name="P5"/>
      <text:p text:style-name="P12">DSC-540: Week 8 – Ensemble Methods</text:p>
      <text:p text:style-name="P12">Seve Martinez</text:p>
      <text:p text:style-name="P12">Grand Canyon University</text:p>
      <text:p text:style-name="P7"/>
      <text:p text:style-name="P7"/>
      <text:p text:style-name="P7"/>
      <text:p text:style-name="P8"/>
      <text:p text:style-name="P8"/>
      <text:p text:style-name="P8"/>
      <text:p text:style-name="P11"><text:bookmark-start text:name="__RefHeading__2085_1645746261"/>Abstract<text:bookmark-end text:name="__RefHeading__2085_1645746261"/></text:p>
      <text:p text:style-name="P14">E<text:span text:style-name="T35">nsemble methods can be a great way to improve the predictive ability of a data science model. There are several methods including bagging (bootstrap aggregating), bagging, and others. In this paper, a custom implementation is proposed using three fusion methods: Weighted Majority Voting, Behavior Knowledge Space, and Naive Bayes Combination. The data set PAMAP is used from the UCI machine learning repository. Using a collection of scikit-learn methods, an accuracy score of 93% was achieved on a sample of the PAMAP dataset (Chowdhary, et al., 2017) using Weighted Majority Voting, which was better than the study’s 83% combined average.</text:span></text:p>
      <text:p text:style-name="Keywords"><text:span text:style-name="Keywords_20_-_20_italic"><text:span text:style-name="T4">Keywords:</text:span></text:span><text:span text:style-name="T4"> </text:span><text:span text:style-name="T6">ensemble methods, ANN, BDT, SVM, weighted majority voting</text:span></text:p>
      <text:p text:style-name="P4"/>
      <text:p text:style-name="P29">Week 8 – Ensemble Methods</text:p>
      <text:p text:style-name="P6"><text:span text:style-name="T7">Ensemble methods seek to take a series of weak learners and combine their results to build a stronger and more robust model. </text:span><text:span text:style-name="T5"><text:s/></text:span><text:span text:style-name="T62">The idea is that the weak model outputs can be aggregated in a variety of ways that could provide a better prediction. Some of the combination methods explored in this paper are the weighted majority voting, Naive Bayes Combination, and the Behavior Knowledge Space.</text:span></text:p>
      <text:h text:style-name="P21" text:outline-level="1">M<text:span text:style-name="T35">ethods</text:span></text:h>
      <text:h text:style-name="P22" text:outline-level="2">Data Set</text:h>
      <text:p text:style-name="P30"><text:span text:style-name="T7">The data set comes from the PAMAP </text:span><text:span text:style-name="T8">Physical Activity Monitoring study from UCI Machine learning repository.</text:span><text:span text:style-name="T7"> The data contains 54 columns of various data points from three accelerometers, worn in different locations on the body. </text:span><text:span text:style-name="T8">Nine subjects were measured while doing various activities of differing exertion levels. </text:span><text:span text:style-name="T9">Some activities include walking, lying down, sitting, ironing, cycling, and others. A sampling rate of 100Hz was used to capture data on a 3D axis of </text:span><text:span text:style-name="T36">±</text:span><text:span text:style-name="T38"> 16g. While three locations were used, only the wrist location was used for the study (Chowdhary et al, 2017). </text:span></text:p>
      <text:p text:style-name="P32"><text:soft-page-break/><text:span text:style-name="T38">Additional features were then calculated from the three columns of wrist data which include mean, median, standard deviation, variance, skewness, and kurtosis. Chowdhary et al used a 10-second sliding window on the timestamp value, but this proved to be programatically challenging, </text:span><text:span text:style-name="T41">so </text:span><text:span text:style-name="T38">a random sampling of ten records was chosen for each row set of the additional features. This will produce somewhat inaccurate data because dissimilar </text:span><text:span text:style-name="T39">time stamped</text:span><text:span text:style-name="T38"> values could be for different activities, which will skew the data. However, for the purposes of this paper, this was an acceptable </text:span><text:span text:style-name="T39">compromise.</text:span></text:p>
      <text:p text:style-name="P37"><text:span text:style-name="T39">T</text:span><text:span text:style-name="T37">he data set used an 80/20 train/test split. </text:span><text:span text:style-name="T40">The entire data set was about 2.4M rows, and when pruned down per the authors’ requirements, about 1.9M records remained. In the interest of time, a subset of 200,000 rows was selected at random.</text:span></text:p>
      <text:p text:style-name="P31"><text:span text:style-name="T37"/></text:p>
      <text:p text:style-name="P38"><text:span text:style-name="T42">Models</text:span></text:p>
      <text:p text:style-name="P30"><text:span text:style-name="T18">Binary Decision Tree</text:span><text:span text:style-name="T16">.</text:span> <text:s/><text:span text:style-name="T55">A classification and regression tree (CART) is leveraged using the scikit-learn library. The tree decides at each node how to split between two values (Packt_pub, 2018). This is then performed in a recursive manner until the data is as pure as possible. Chowdhary et al used a max_split value of 20, so that is used here.</text:span></text:p>
      <text:p text:style-name="P34">K-Nearest Neighbors. <text:span text:style-name="T48">This classifier uses the Euclidean distance of nearby points to determine the class of the </text:span><text:span text:style-name="T48"><draw:g text:anchor-type="as-char" svg:y="-0.0728in" draw:z-index="10" draw:style-name="gr1"><svg:title>TexMaths</svg:title><svg:desc>12§inline§\textbf{x}§svg§600§FALSE§</svg:desc><draw:frame draw:style-name="gr2" draw:text-style-name="P49" svg:width="0.0969in" svg:height="0.0732in" svg:x="0in" svg:y="0in"><draw:image xlink:href="Pictures/1000058F000000CE0000009C40E27CB478D2110B.svg" xlink:type="simple" xlink:show="embed" xlink:actuate="onLoad" loext:mime-type="image/svg+xml"><text:p/></draw:image><draw:image xlink:href="Pictures/100002010000000800000006F508AD25DCAB5B97.png" xlink:type="simple" xlink:show="embed" xlink:actuate="onLoad" loext:mime-type="image/png"/></draw:frame></draw:g></text:span><text:span text:style-name="T48">. This algorithm is very simple but has a surprisingly high success rate. It is best suited for continuous data (Wikipedia, 2020) which is what is used in this study. </text:span><text:span text:style-name="T52">Per Chowdhary, a k of 7 was used.</text:span></text:p>
      <text:p text:style-name="P33">Support Vector Machine. <text:span text:style-name="T49">A support vector machine seeks to maximize the distance between data using a linear boundary. It does this by using ‘support vectors,’ or vectors that are nearest to the boundaries of the line. </text:span><text:span text:style-name="T50">It has the ability to project data into a higher dimension in order to find a linear boundary between the data. Because this data set has more than two classes, a ‘one-vs-rest’ method will be used (Pedregosa et al., 2011).</text:span></text:p>
      <text:p text:style-name="P33"><text:soft-page-break/>Artificial Neural Network. <text:span text:style-name="T53">This is a type of forward feed deep learner that is based on the perceptron design of the 1940s (Dormehl, 2019). The difference here is the use of backpropagation and gradient descent to minimize the cost function. ANN’s have seen a lot of use in recent times thanks to the improvement of technology and vast amounts of data. </text:span></text:p>
      <text:p text:style-name="P36"><text:span text:style-name="T53">T</text:span><text:span text:style-name="T43">his ANN used the ReLu activation function, 250 epochs, and a hidden layer size of 50. This is consistent with the study.</text:span></text:p>
      <text:p text:style-name="P33"/>
      <text:p text:style-name="P39">Fusion Methods</text:p>
      <text:p text:style-name="P45"><text:span text:style-name="T17"><text:tab/>Weighted Majority Voting. </text:span><text:span text:style-name="T46">This method works by assigning greater power to more competent classifiers in the bunch, given that all classifiers are not the same level of </text:span><text:span text:style-name="T54">performance (Kuncheva, 2004)</text:span><text:span text:style-name="T46">. In order to calculate the weights, the following equation is used:</text:span></text:p>
      <text:p text:style-name="P46"><text:span text:style-name="T43"><text:tab/></text:span><text:span text:style-name="T43"><draw:g text:anchor-type="as-char" svg:y="-0.1602in" draw:z-index="3" draw:style-name="gr1"><svg:title>TexMaths</svg:title><svg:desc>12§display§score(k) = \sum_{l_t = C_k} w_i§svg§600§FALSE§</svg:desc><draw:frame draw:style-name="gr9" draw:text-style-name="P49" svg:width="1.3823in" svg:height="0.376in" svg:x="0in" svg:y="0in"><draw:image xlink:href="Pictures/10004CFC00000B700000031C69DA1FA990C2EE4E.svg" xlink:type="simple" xlink:show="embed" xlink:actuate="onLoad" loext:mime-type="image/svg+xml"><text:p/></draw:image><draw:image xlink:href="Pictures/100002010000006F0000001E4274DADA0D7D97FD.png" xlink:type="simple" xlink:show="embed" xlink:actuate="onLoad" loext:mime-type="image/png"/></draw:frame></draw:g></text:span><text:span text:style-name="T43"><text:tab/>(Equation </text:span><text:span text:style-name="T43"><text:sequence text:ref-name="refEquation0" text:name="Equation" text:formula="ooow:Equation+1" style:num-format="1">1</text:sequence></text:span><text:span text:style-name="T43">)</text:span></text:p>
      <text:p text:style-name="P46"><text:span text:style-name="T43">for all k = 1, 2,…,m. The label chosen is the one with the maximum score.</text:span></text:p>
      <text:p text:style-name="P46"><text:span text:style-name="T43"><text:tab/></text:span><text:span text:style-name="T43"><draw:g text:anchor-type="as-char" svg:y="-0.1535in" draw:z-index="4" draw:style-name="gr1"><svg:title>TexMaths</svg:title><svg:desc>12§display§final label = arg \max_{k=1}^m  score(k)§svg§600§FALSE§</svg:desc><draw:frame draw:style-name="gr8" draw:text-style-name="P49" svg:width="2.1685in" svg:height="0.2657in" svg:x="0in" svg:y="0in"><draw:image xlink:href="Pictures/10008EDA000011ED0000023223C4C68A15931532.svg" xlink:type="simple" xlink:show="embed" xlink:actuate="onLoad" loext:mime-type="image/svg+xml"><text:p/></draw:image><draw:image xlink:href="Pictures/10000201000000AD000000150C5196A66D54F6EC.png" xlink:type="simple" xlink:show="embed" xlink:actuate="onLoad" loext:mime-type="image/png"/></draw:frame></draw:g></text:span><text:span text:style-name="T43"><text:tab/>(Equation </text:span><text:span text:style-name="T43"><text:sequence text:ref-name="refEquation1" text:name="Equation" text:formula="ooow:Equation+1" style:num-format="1">2</text:sequence></text:span><text:span text:style-name="T43">)</text:span></text:p>
      <text:p text:style-name="P40"/>
      <text:p text:style-name="P40"><text:tab/> <text:s text:c="7"/>Naive Bayes. <text:span text:style-name="T47">Assumed independence, for each classifier </text:span><text:span text:style-name="T47"><draw:g text:anchor-type="as-char" svg:y="-0.1138in" draw:z-index="5" draw:style-name="gr1"><svg:title>TexMaths</svg:title><svg:desc>12§inline§D_i§svg§600§FALSE§</svg:desc><draw:frame draw:style-name="gr7" draw:text-style-name="P49" svg:width="0.178in" svg:height="0.1398in" svg:x="0in" svg:y="0in"><draw:image xlink:href="Pictures/10000B1B0000017900000127E633B3A66EAEBF07.svg" xlink:type="simple" xlink:show="embed" xlink:actuate="onLoad" loext:mime-type="image/svg+xml"><text:p/></draw:image><draw:image xlink:href="Pictures/100002010000000E0000000BDC68F15EDAA3062B.png" xlink:type="simple" xlink:show="embed" xlink:actuate="onLoad" loext:mime-type="image/png"/></draw:frame></draw:g></text:span><text:span text:style-name="T47">, an </text:span><text:span text:style-name="T21"><draw:g text:anchor-type="as-char" svg:y="-0.072in" draw:z-index="6" draw:style-name="gr1"><svg:title>TexMaths</svg:title><svg:desc>12§inline§m \times m§svg§600§FALSE§</svg:desc><draw:frame draw:style-name="gr6" draw:text-style-name="P49" svg:width="0.4894in" svg:height="0.0831in" svg:x="0in" svg:y="0in"><draw:image xlink:href="Pictures/100017D40000040C000000B0F22063916993C176.svg" xlink:type="simple" xlink:show="embed" xlink:actuate="onLoad" loext:mime-type="image/svg+xml"><text:p/></draw:image><draw:image xlink:href="Pictures/100002010000002700000007AC7F26E4512DB803.png" xlink:type="simple" xlink:show="embed" xlink:actuate="onLoad" loext:mime-type="image/png"/></draw:frame></draw:g></text:span><text:span text:style-name="T21"><text:s/>confusion matrix </text:span><text:span text:style-name="T21"><draw:g text:anchor-type="as-char" svg:y="-0.1272in" draw:z-index="7" draw:style-name="gr1"><svg:title>TexMaths</svg:title><svg:desc>12§inline§CM_i§svg§600§FALSE§</svg:desc><draw:frame draw:style-name="gr5" draw:text-style-name="P49" svg:width="0.3441in" svg:height="0.1551in" svg:x="0in" svg:y="0in"><draw:image xlink:href="Pictures/100012DA000002DA000001490F3B1D85D8F0DA2E.svg" xlink:type="simple" xlink:show="embed" xlink:actuate="onLoad" loext:mime-type="image/svg+xml"><text:p/></draw:image><draw:image xlink:href="Pictures/100002010000001C0000000C5FEC731EF1612495.png" xlink:type="simple" xlink:show="embed" xlink:actuate="onLoad" loext:mime-type="image/png"/></draw:frame></draw:g></text:span><text:span text:style-name="T21"><text:s/>is calculated using the training data set. The following formula calculates the posterior probabilities of each class label for all total number of objects </text:span><text:span text:style-name="T21"><draw:g text:anchor-type="as-char" svg:y="-0.111in" draw:z-index="8" draw:style-name="gr1"><svg:title>TexMaths</svg:title><svg:desc>12§inline§T§svg§600§FALSE§</svg:desc><draw:frame draw:style-name="gr4" draw:text-style-name="P49" svg:width="0.1161in" svg:height="0.1114in" svg:x="0in" svg:y="0in"><draw:image xlink:href="Pictures/10000824000000F7000000EED62AAC46A7B2B60B.svg" xlink:type="simple" xlink:show="embed" xlink:actuate="onLoad" loext:mime-type="image/svg+xml"><text:p/></draw:image><draw:image xlink:href="Pictures/1000020100000009000000090C0691F8B2752CBA.png" xlink:type="simple" xlink:show="embed" xlink:actuate="onLoad" loext:mime-type="image/png"/></draw:frame></draw:g></text:span><text:span text:style-name="T21">:</text:span></text:p>
      <text:p text:style-name="P41"><text:span text:style-name="T21"><text:tab/></text:span><text:span text:style-name="T21"><draw:g text:anchor-type="as-char" svg:y="-0.2839in" draw:z-index="9" draw:style-name="gr1"><svg:title>TexMaths</svg:title><svg:desc>12§display§score(k) = \frac{T_k}{T} \prod_{i=1}^{N} cm^i (k, l_i)§svg§600§FALSE§</svg:desc><draw:frame draw:style-name="gr3" draw:text-style-name="P49" svg:width="1.9732in" svg:height="0.4835in" svg:x="0in" svg:y="0in"><draw:image xlink:href="Pictures/10007A410000105200000400C864DD46B35F118B.svg" xlink:type="simple" xlink:show="embed" xlink:actuate="onLoad" loext:mime-type="image/svg+xml"><text:p/></draw:image><draw:image xlink:href="Pictures/100002010000009E000000279C7A9377243E16CC.png" xlink:type="simple" xlink:show="embed" xlink:actuate="onLoad" loext:mime-type="image/png"/></draw:frame></draw:g></text:span><text:span text:style-name="T21"><text:tab/>(</text:span><text:span text:style-name="T19">Equation </text:span><text:span text:style-name="T19"><text:sequence text:ref-name="refEquation2" text:name="Equation" text:formula="ooow:Equation+1" style:num-format="1">3</text:sequence></text:span><text:span text:style-name="T19">)</text:span></text:p>
      <text:p text:style-name="P39"/>
      <text:p text:style-name="P44"><text:span text:style-name="T17"><text:tab/>Behavior Knowledge Space. </text:span><text:span text:style-name="T45">This is simply a fancy name for multinomial </text:span><text:span text:style-name="T44">combination (Kuncheva, 2004). It works by estimating the posterior probabilities </text:span><text:span text:style-name="T44"><draw:g text:anchor-type="as-char" svg:y="-0.1335in" draw:z-index="0" draw:style-name="gr1"><svg:title>TexMaths</svg:title><svg:desc>12§inline§P(\omega_k | \textbf{s})§svg§600§FALSE§</svg:desc><draw:frame draw:style-name="gr12" draw:text-style-name="P49" svg:width="0.5606in" svg:height="0.178in" svg:x="0in" svg:y="0in"><draw:image xlink:href="Pictures/10001F81000004A40000017A96EC1B7F1C11065C.svg" xlink:type="simple" xlink:show="embed" xlink:actuate="onLoad" loext:mime-type="image/svg+xml"><text:p/></draw:image><draw:image xlink:href="Pictures/100002010000002D0000000E4B48E5C780D9377F.png" xlink:type="simple" xlink:show="embed" xlink:actuate="onLoad" loext:mime-type="image/png"/></draw:frame></draw:g></text:span><text:span text:style-name="T44"><text:s/>for </text:span><text:soft-page-break/><text:span text:style-name="T44">all k = 1,…,c and every combination of votes </text:span><text:span text:style-name="T44"><draw:g text:anchor-type="as-char" svg:y="-0.1516in" draw:z-index="1" draw:style-name="gr1"><svg:title>TexMaths</svg:title><svg:desc>12§inline§s \in \Omega^L§svg§600§FALSE§</svg:desc><draw:frame draw:style-name="gr11" draw:text-style-name="P49" svg:width="0.4969in" svg:height="0.1587in" svg:x="0in" svg:y="0in"><draw:image xlink:href="Pictures/100012730000041C000001503205D35839F80ABC.svg" xlink:type="simple" xlink:show="embed" xlink:actuate="onLoad" loext:mime-type="image/svg+xml"><text:p/></draw:image><draw:image xlink:href="Pictures/10000201000000280000000D0199816A647564B6.png" xlink:type="simple" xlink:show="embed" xlink:actuate="onLoad" loext:mime-type="image/png"/></draw:frame></draw:g></text:span><text:span text:style-name="T44">. Then, given </text:span><text:span text:style-name="T44"><draw:g text:anchor-type="as-char" svg:y="-0.1252in" draw:z-index="2" draw:style-name="gr1"><svg:title>TexMaths</svg:title><svg:desc>12§inline§\textbf{x} \in \mathbb{R}^n§svg§600§FALSE§</svg:desc><draw:frame draw:style-name="gr10" draw:text-style-name="P49" svg:width="0.513in" svg:height="0.1323in" svg:x="0in" svg:y="0.0004in"><draw:image xlink:href="Pictures/100017980000043D00000119CD99550E6F7DE087.svg" xlink:type="simple" xlink:show="embed" xlink:actuate="onLoad" loext:mime-type="image/svg+xml"><text:p/></draw:image><draw:image xlink:href="Pictures/10000201000000290000000B42E5698B784C29FC.png" xlink:type="simple" xlink:show="embed" xlink:actuate="onLoad" loext:mime-type="image/png"/></draw:frame></draw:g></text:span><text:span text:style-name="T44"><text:s/>Labels are assigned by </text:span><text:span text:style-name="T34">D </text:span><text:span text:style-name="T30">and the highest posterior probability label is taken.</text:span></text:p>
      <text:p text:style-name="P44"><text:span text:style-name="T30"/></text:p>
      <text:p text:style-name="P35"><text:span text:style-name="T29">C</text:span><text:span text:style-name="T28">onclusion</text:span></text:p>
      <text:p text:style-name="P47"><text:span text:style-name="T31"><text:tab/></text:span><text:span text:style-name="T26">E</text:span><text:span text:style-name="T25">ach model individually created a weak classifier with sub-20% accuracy. The accurac</text:span><text:span text:style-name="T23">y</text:span><text:span text:style-name="T25"> of the individual models are as follows:</text:span></text:p>
      <text:p text:style-name="P27"><text:span text:style-name="T19">Ann: <text:s/>{0.008025}</text:span></text:p>
      <text:p text:style-name="P23">BDT: <text:s/>{0.0034}</text:p>
      <text:p text:style-name="P24">SVM: <text:s/>{0.02585}</text:p>
      <text:p text:style-name="P27"><text:span text:style-name="T19"/></text:p>
      <text:p text:style-name="P42"><text:span text:style-name="T19">This was to be expected and is consistent with the idea of the weak classifier methodology. </text:span><text:span text:style-name="T24">It expected that the ANN would have the slowest computational time, but the KNN was orders of magnutiude slower to train. </text:span></text:p>
      <text:p text:style-name="P48"><text:span text:style-name="T24"><text:tab/>W</text:span><text:span text:style-name="T25">hen combined and pushed through a weighted majority voting ensemble, the accuracy shot up to 93%. </text:span><text:span text:style-name="T27">T</text:span><text:span text:style-name="T25">he confusion matrix is as follows:</text:span></text:p>
      <text:p text:style-name="Preformatted_20_Text">array([[3857, <text:s text:c="2"/>25, <text:s text:c="3"/>0, <text:s text:c="3"/>0, <text:s text:c="3"/>0, <text:s text:c="3"/>0, <text:s text:c="3"/>0, <text:s text:c="3"/>0, <text:s text:c="3"/>0, <text:s text:c="3"/>0, <text:s text:c="3"/>0,</text:p>
      <text:p text:style-name="Preformatted_20_Text"><text:s text:c="11"/>4],</text:p>
      <text:p text:style-name="Preformatted_20_Text"><text:s text:c="7"/>[ <text:s/>15, 3814, <text:s text:c="2"/>69, <text:s text:c="3"/>0, <text:s text:c="3"/>0, <text:s text:c="3"/>0, <text:s text:c="3"/>0, <text:s text:c="3"/>0, <text:s text:c="3"/>0, <text:s text:c="3"/>0, <text:s text:c="3"/>0,</text:p>
      <text:p text:style-name="Preformatted_20_Text"><text:s text:c="11"/>0],</text:p>
      <text:p text:style-name="Preformatted_20_Text"><text:s text:c="7"/>[ <text:s text:c="2"/>0, <text:s text:c="2"/>85, 3712, <text:s text:c="3"/>0, <text:s text:c="3"/>0, <text:s text:c="3"/>0, <text:s text:c="3"/>0, <text:s text:c="3"/>0, <text:s text:c="3"/>0, <text:s text:c="3"/>0, <text:s text:c="2"/>88,</text:p>
      <text:p text:style-name="Preformatted_20_Text"><text:s text:c="11"/>0],</text:p>
      <text:p text:style-name="Preformatted_20_Text"><text:s text:c="7"/>[ <text:s text:c="2"/>0, <text:s text:c="3"/>0, <text:s text:c="3"/>0, 4995, <text:s text:c="3"/>2, <text:s text:c="2"/>49, <text:s text:c="2"/>49, <text:s text:c="3"/>2, <text:s text:c="3"/>4, <text:s text:c="3"/>0, <text:s text:c="3"/>0,</text:p>
      <text:p text:style-name="Preformatted_20_Text"><text:s text:c="11"/>0],</text:p>
      <text:p text:style-name="Preformatted_20_Text"><text:s text:c="7"/>[ <text:s text:c="2"/>0, <text:s text:c="3"/>0, <text:s text:c="3"/>0, <text:s text:c="2"/>10, 1765, <text:s text:c="2"/>83, <text:s/>111, <text:s text:c="3"/>0, <text:s text:c="3"/>0, <text:s text:c="3"/>0, <text:s text:c="3"/>0,</text:p>
      <text:p text:style-name="Preformatted_20_Text"><text:s text:c="10"/>36],</text:p>
      <text:p text:style-name="Preformatted_20_Text"><text:s text:c="7"/>[ <text:s text:c="2"/>0, <text:s text:c="3"/>0, <text:s text:c="3"/>0, <text:s text:c="2"/>89, <text:s text:c="2"/>42, 3147, <text:s text:c="2"/>65, <text:s text:c="3"/>0, <text:s text:c="3"/>0, <text:s text:c="3"/>0, <text:s text:c="3"/>0,</text:p>
      <text:p text:style-name="Preformatted_20_Text"><text:s text:c="11"/>8],</text:p>
      <text:p text:style-name="Preformatted_20_Text"><text:soft-page-break/><text:s text:c="7"/>[ <text:s text:c="2"/>0, <text:s text:c="3"/>0, <text:s text:c="3"/>0, <text:s text:c="2"/>59, <text:s text:c="2"/>88, <text:s text:c="2"/>48, 3541, <text:s text:c="3"/>0, <text:s text:c="3"/>7, <text:s text:c="3"/>0, <text:s text:c="3"/>0,</text:p>
      <text:p text:style-name="Preformatted_20_Text"><text:s text:c="11"/>4],</text:p>
      <text:p text:style-name="Preformatted_20_Text"><text:s text:c="7"/>[ <text:s text:c="2"/>0, <text:s text:c="3"/>0, <text:s text:c="3"/>0, <text:s/>137, <text:s text:c="3"/>0, <text:s text:c="3"/>0, <text:s text:c="3"/>4, 1921, <text:s/>330, <text:s/>107, <text:s text:c="3"/>0,</text:p>
      <text:p text:style-name="Preformatted_20_Text"><text:s text:c="11"/>0],</text:p>
      <text:p text:style-name="Preformatted_20_Text"><text:s text:c="7"/>[ <text:s text:c="2"/>0, <text:s text:c="3"/>0, <text:s text:c="3"/>0, <text:s text:c="2"/>47, <text:s text:c="3"/>0, <text:s text:c="3"/>0, <text:s text:c="2"/>25, <text:s/>522, 1654, <text:s text:c="3"/>0, <text:s text:c="3"/>0,</text:p>
      <text:p text:style-name="Preformatted_20_Text"><text:s text:c="11"/>0],</text:p>
      <text:p text:style-name="Preformatted_20_Text"><text:s text:c="7"/>[ <text:s text:c="2"/>0, <text:s text:c="3"/>0, <text:s text:c="3"/>0, <text:s text:c="3"/>0, <text:s text:c="3"/>0, <text:s text:c="3"/>0, <text:s text:c="3"/>0, <text:s text:c="2"/>74, <text:s text:c="3"/>0, 3364, <text:s text:c="2"/>99,</text:p>
      <text:p text:style-name="Preformatted_20_Text"><text:s text:c="11"/>0],</text:p>
      <text:p text:style-name="Preformatted_20_Text"><text:s text:c="7"/>[ <text:s text:c="2"/>0, <text:s text:c="3"/>1, <text:s text:c="2"/>84, <text:s text:c="3"/>0, <text:s text:c="3"/>0, <text:s text:c="3"/>0, <text:s text:c="3"/>0, <text:s text:c="3"/>0, <text:s text:c="3"/>0, <text:s text:c="2"/>73, 4761,</text:p>
      <text:p text:style-name="Preformatted_20_Text"><text:s text:c="11"/>0],</text:p>
      <text:p text:style-name="Preformatted_20_Text"><text:s text:c="7"/>[ <text:s/>35, <text:s text:c="3"/>0, <text:s text:c="3"/>0, <text:s text:c="3"/>0, <text:s text:c="2"/>83, <text:s text:c="2"/>56, <text:s text:c="2"/>13, <text:s text:c="3"/>0, <text:s text:c="3"/>0, <text:s text:c="3"/>0, <text:s text:c="3"/>0,</text:p>
      <text:p text:style-name="Preformatted_20_Text"><text:s text:c="9"/>737]])</text:p>
      <text:p text:style-name="P27"><text:span text:style-name="T19"/></text:p>
      <text:p text:style-name="P43"><text:span text:style-name="T19">And the ground truth label:</text:span></text:p>
      <text:p text:style-name="P28"><text:span text:style-name="T19">4.0 <text:s text:c="4"/>5101</text:span></text:p>
      <text:p text:style-name="P23">17.0 <text:s text:c="3"/>4919</text:p>
      <text:p text:style-name="P23">2.0 <text:s text:c="4"/>3898</text:p>
      <text:p text:style-name="P23">1.0 <text:s text:c="4"/>3886</text:p>
      <text:p text:style-name="P23">3.0 <text:s text:c="4"/>3885</text:p>
      <text:p text:style-name="P23">7.0 <text:s text:c="4"/>3747</text:p>
      <text:p text:style-name="P23">16.0 <text:s text:c="3"/>3537</text:p>
      <text:p text:style-name="P23">6.0 <text:s text:c="4"/>3351</text:p>
      <text:p text:style-name="P23">12.0 <text:s text:c="3"/>2499</text:p>
      <text:p text:style-name="P23">13.0 <text:s text:c="3"/>2248</text:p>
      <text:p text:style-name="P23">5.0 <text:s text:c="4"/>2005</text:p>
      <text:p text:style-name="P24">24.0 <text:s text:c="4"/>924</text:p>
      <text:p text:style-name="P26"><text:span text:style-name="T22"><text:tab/></text:span></text:p>
      <text:p text:style-name="P26"><text:span text:style-name="T56"><text:tab/>Clearly the use of the models together provided a superior solution </text:span><text:span text:style-name="T57">than any </text:span><text:soft-page-break/><text:span text:style-name="T57">individual model, which was consistent with the prior study</text:span><text:span text:style-name="T56">. </text:span><text:span text:style-name="T58">A future method would be to work with the larger dataset and build a more robust model as the example set provided by the authors was only 2,234 records, when the UCI dataset is over </text:span><text:span text:style-name="T60">2</text:span><text:span text:style-name="T58">M. </text:span><text:span text:style-name="T59">Given the time constraint, it became too computationally difficult to calculate the extra features. A more efficient generator-type python method may provide better results. </text:span><text:span text:style-name="T60">However, the reduced feature model actually provided a higher result than the triple ensemble method used by Chowdhary et al.</text:span></text:p>
      <text:p text:style-name="P25"><text:span text:style-name="T60"><text:tab/></text:span><text:span text:style-name="T61">Further time and analysis would allow for the use of the Naive Bayes combination and the BKS fusion method, then combining all three for a final label output. This may yield an even higher accuracy rate, but 93% is quite satisfactory, especially considering the use of considerably fewer features.</text:span></text:p>
      <text:p text:style-name="P11"><text:span text:style-name="T20">R</text:span><text:span text:style-name="T19">eferences</text:span></text:p>
      <text:p text:style-name="P15"><text:a xlink:type="simple" xlink:href="http://jmlr.csail.mit.edu/papers/v12/pedregosa11a.html" text:style-name="Internet_20_link" text:visited-style-name="Visited_20_Internet_20_Link"><text:span text:style-name="T20">Scikit-learn: Machine Learning in Python</text:span></text:a><text:span text:style-name="T20">, Pedregosa </text:span><text:span text:style-name="Emphasis"><text:span text:style-name="T51">et al.</text:span></text:span><text:span text:style-name="T20">, JMLR 12, pp. 2825-2830, 2011.</text:span></text:p>
      <text:p text:style-name="P16"><text:span text:style-name="T20">K</text:span><text:span text:style-name="T19">uncheva, L. (2004). </text:span><text:span text:style-name="T32">Combining Pattern Classifiers.</text:span><text:span text:style-name="T19"> Hoboken, New Jersey. John Wiley &amp; Sons, Inc.</text:span></text:p>
      <text:p text:style-name="P17">D<text:span text:style-name="T63">ormehl, L. (2019). What is an artificial neural network? Here’s everything you need to know. Digital Trends. </text:span><text:a xlink:type="simple" xlink:href="https://www.digitaltrends.com/cool-tech/what-is-an-artificial-neural-network/" text:style-name="Internet_20_link" text:visited-style-name="Visited_20_Internet_20_Link"><text:span text:style-name="T63">https://www.digitaltrends.com/cool-tech/what-is-an-artificial-neural-network/</text:span></text:a></text:p>
      <text:p text:style-name="P19"><text:span text:style-name="T10">Chowdhury, A</text:span><text:span text:style-name="T11">. (</text:span><text:span text:style-name="T12">2</text:span><text:span text:style-name="T13">017</text:span><text:span text:style-name="T11">). </text:span><text:span text:style-name="T12">E</text:span><text:span text:style-name="T13">nsemble Methods for Classification of Physical Activities from Wrist Accelerometry</text:span><text:span text:style-name="T11">. </text:span><text:span text:style-name="T14">A</text:span><text:span text:style-name="T15">merican College of Sports Medicine</text:span><text:span text:style-name="T11">, </text:span><text:span text:style-name="T10">1965-1973</text:span><text:span text:style-name="T11">.</text:span></text:p>
      <text:p text:style-name="P18">P<text:span text:style-name="T64">ackt Pub. 2018). Binary Decision Trees. Medium. </text:span><text:a xlink:type="simple" xlink:href="https://medium.com/@Packt_Pub/binary-decision-trees-1ec94cfed208" text:style-name="Internet_20_link" text:visited-style-name="Visited_20_Internet_20_Link"><text:span text:style-name="T64">https://medium.com/@Packt_Pub/binary-decision-trees-1ec94cfed208</text:span></text:a></text:p>
      <text:p text:style-name="P10">Full title of the article. (Date). Title of the Journal, volume number, page numbers.</text:p>
      <text:p text:style-name="P9"><text:span text:style-name="T20">Author’s last name, first initial. (Year, Month Day). Title of article. </text:span><text:span text:style-name="T33">Name of Website.</text:span><text:span text:style-name="T20"> Retrieved from URL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Times New Roman" svg:font-family="'Times New Roman', 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5in" style:auto-text-indent="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line-height="200%" fo:text-align="center" style:justify-single-word="false" fo:text-indent="0in" style:auto-text-indent="false" style:page-number="auto"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line-height="200%" fo:text-indent="0in" style:auto-text-indent="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in" fo:margin-top="0in" fo:margin-bottom="0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5in" fo:margin-right="0in" fo:margin-top="0in" fo:margin-bottom="0in" loext:contextual-spacing="false" fo:line-height="2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line-height="200%" fo:text-indent="0.5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992in" fo:margin-right="0in" fo:margin-top="0.0835in" fo:margin-bottom="0.0417in" loext:contextual-spacing="false" fo:text-indent="0in" style:auto-text-indent="false"/>
      <style:text-properties fo:font-size="12pt" fo:font-style="italic" fo:font-weight="normal" style:font-size-asian="85%" style:font-weight-asian="bold" style:font-size-complex="85%" style:font-weight-complex="bold"/>
    </style:style>
    <style:style style:name="Abstract_2c__20_Body_2c__20__26__20_References_20_Header" style:display-name="Abstract, Body, &amp; References Header"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start" style:justify-single-word="false" style:page-number="auto"/>
      <style:text-properties style:font-size-asian="10.5pt"/>
    </style:style>
    <style:style style:name="Illustration" style:family="paragraph" style:parent-style-name="Caption" style:class="extra" style:master-page-name="">
      <style:paragraph-properties style:page-number="auto"/>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margin-left="0in" fo:margin-right="0in" fo:text-align="center" style:justify-single-word="false" fo:text-indent="0in" style:auto-text-indent="false" style:page-number="auto"/>
    </style:style>
    <style:style style:name="Abstract_20_Paragraph" style:display-name="Abstract Paragraph" style:family="paragraph" style:parent-style-name="Text_20_body">
      <style:paragraph-properties fo:margin-left="0in" fo:margin-right="0in" fo:text-align="start" style:justify-single-word="false" fo:text-indent="0in" style:auto-text-indent="false"/>
    </style:style>
    <style:style style:name="First_20_line_20_indent" style:display-name="First line indent" style:family="paragraph" style:parent-style-name="Text_20_body" style:class="text">
      <style:paragraph-properties fo:margin-left="0in" fo:margin-right="0in" fo:text-indent="0.5in" style:auto-text-indent="false"/>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fo:line-height="2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officeooo:rsid="00906b03" officeooo:paragraph-rsid="00941a6f"/>
    </style:style>
    <style:style style:name="MP2" style:family="paragraph" style:parent-style-name="Header">
      <style:text-properties fo:language="en" fo:country="US" officeooo:rsid="00906b03" officeooo:paragraph-rsid="00906b03"/>
    </style:style>
    <style:style style:name="MP3" style:family="paragraph" style:parent-style-name="Header">
      <style:paragraph-properties fo:text-align="start" style:justify-single-word="false"/>
      <style:text-properties fo:language="en" fo:country="US" officeooo:paragraph-rsid="00922f50"/>
    </style:style>
    <style:style style:name="MP4" style:family="paragraph" style:parent-style-name="Header">
      <style:paragraph-properties fo:text-align="start" style:justify-single-word="false"/>
      <style:text-properties fo:language="en" fo:country="US" officeooo:paragraph-rsid="0099944c"/>
    </style:style>
    <style:style style:name="MT1" style:family="text">
      <style:text-properties officeooo:rsid="00af9816"/>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0.7083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1"><text:page-number text:select-page="current">8</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2-20T16:14:51.502000000</meta:creation-date>
    <meta:editing-duration>PT16H55M41S</meta:editing-duration>
    <meta:editing-cycles>33</meta:editing-cycles>
    <meta:generator>LibreOffice/6.3.6.2$Linux_X86_64 LibreOffice_project/30$Build-2</meta:generator>
    <meta:initial-creator>Jaimie Veale</meta:initial-creator>
    <dc:date>2020-10-27T17:26:17.360456576</dc:date>
    <meta:document-statistic meta:table-count="0" meta:image-count="0" meta:object-count="0" meta:page-count="8" meta:paragraph-count="86" meta:word-count="1382" meta:character-count="8735" meta:non-whitespace-character-count="6830"/>
  </office:meta>
</office:document-meta>
</file>